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>
      <style:paragraph-properties fo:margin-bottom="0in" fo:line-height="115%"/>
    </style:style>
    <style:style style:name="P17" style:parent-style-name="Normal" style:list-style-name="LFO1" style:family="paragraph">
      <style:paragraph-properties fo:margin-bottom="0in" fo:line-height="115%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ListParagraph" style:list-style-name="LFO2" style:family="paragraph"/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T22" style:parent-style-name="DefaultParagraphFont" style:family="text">
      <style:text-properties fo:font-style="italic" style:font-style-asian="italic" style:font-style-complex="italic"/>
    </style:style>
    <style:style style:name="T23" style:parent-style-name="DefaultParagraphFont" style:family="text">
      <style:text-properties fo:font-style="italic" style:font-style-asian="italic" style:font-style-complex="italic"/>
    </style:style>
    <style:style style:name="T24" style:parent-style-name="DefaultParagraphFont" style:family="text">
      <style:text-properties fo:font-style="italic" style:font-style-asian="italic" style:font-style-complex="italic"/>
    </style:style>
    <style:style style:name="T25" style:parent-style-name="DefaultParagraphFont" style:family="text">
      <style:text-properties fo:font-style="italic" style:font-style-asian="italic" style:font-style-complex="italic" fo:language="en" fo:country="IN"/>
    </style:style>
    <style:style style:name="T26" style:parent-style-name="DefaultParagraphFont" style:family="text">
      <style:text-properties fo:font-style="italic" style:font-style-asian="italic" style:font-style-complex="italic" fo:language="en" fo:country="IN"/>
    </style:style>
    <style:style style:name="T27" style:parent-style-name="DefaultParagraphFont" style:family="text">
      <style:text-properties fo:font-style="italic" style:font-style-asian="italic" style:font-style-complex="italic" fo:language="en" fo:country="IN"/>
    </style:style>
    <style:style style:name="T28" style:parent-style-name="DefaultParagraphFont" style:family="text">
      <style:text-properties fo:font-style="italic" style:font-style-asian="italic" style:font-style-complex="italic" fo:language="en" fo:country="IN"/>
    </style:style>
    <style:style style:name="T29" style:parent-style-name="DefaultParagraphFont" style:family="text">
      <style:text-properties fo:font-style="italic" style:font-style-asian="italic" style:font-style-complex="italic" fo:language="en" fo:country="IN"/>
    </style:style>
    <style:style style:name="T30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31" style:parent-style-name="DefaultParagraphFont" style:family="text">
      <style:text-properties fo:font-style="italic" style:font-style-asian="italic" style:font-style-complex="italic" fo:language="en" fo:country="IN"/>
    </style:style>
    <style:style style:name="P32" style:parent-style-name="ListParagraph" style:family="paragraph">
      <style:text-properties fo:font-style="italic" style:font-style-asian="italic" style:font-style-complex="italic" fo:language="en" fo:country="IN"/>
    </style:style>
    <style:style style:name="P33" style:parent-style-name="ListParagraph" style:family="paragraph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34" style:parent-style-name="ListParagraph" style:list-style-name="LFO3" style:family="paragraph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35" style:parent-style-name="ListParagraph" style:list-style-name="LFO3" style:family="paragraph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36" style:parent-style-name="ListParagraph" style:list-style-name="LFO3" style:family="paragraph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37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38" style:parent-style-name="ListParagraph" style:list-style-name="LFO2" style:family="paragraph"/>
    <style:style style:name="T39" style:parent-style-name="DefaultParagraphFont" style:family="text">
      <style:text-properties fo:font-style="italic" style:font-style-asian="italic" style:font-style-complex="italic"/>
    </style:style>
    <style:style style:name="T4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name="T47" style:parent-style-name="DefaultParagraphFont" style:family="text">
      <style:text-properties fo:font-style="italic" style:font-style-asian="italic" style:font-style-complex="italic"/>
    </style:style>
    <style:style style:name="T48" style:parent-style-name="DefaultParagraphFont" style:family="text">
      <style:text-properties fo:font-style="italic" style:font-style-asian="italic" style:font-style-complex="italic"/>
    </style:style>
    <style:style style:name="T49" style:parent-style-name="DefaultParagraphFont" style:family="text">
      <style:text-properties fo:font-style="italic" style:font-style-asian="italic" style:font-style-complex="italic"/>
    </style:style>
    <style:style style:name="T50" style:parent-style-name="DefaultParagraphFont" style:family="text">
      <style:text-properties fo:font-style="italic" style:font-style-asian="italic" style:font-style-complex="italic"/>
    </style:style>
    <style:style style:name="T5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IN"/>
    </style:style>
    <style:style style:name="T5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IN"/>
    </style:style>
    <style:style style:name="T5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language="en" fo:country="IN"/>
    </style:style>
    <style:style style:name="T5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5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5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57" style:parent-style-name="DefaultParagraphFont" style:family="text">
      <style:text-properties fo:font-style="italic" style:font-style-asian="italic" style:font-style-complex="italic" fo:language="en" fo:country="IN"/>
    </style:style>
    <style:style style:name="T58" style:parent-style-name="DefaultParagraphFont" style:family="text">
      <style:text-properties fo:font-style="italic" style:font-style-asian="italic" style:font-style-complex="italic" fo:language="en" fo:country="IN"/>
    </style:style>
    <style:style style:name="T59" style:parent-style-name="DefaultParagraphFont" style:family="text">
      <style:text-properties fo:font-style="italic" style:font-style-asian="italic" style:font-style-complex="italic" fo:language="en" fo:country="IN"/>
    </style:style>
    <style:style style:name="T60" style:parent-style-name="DefaultParagraphFont" style:family="text">
      <style:text-properties fo:font-style="italic" style:font-style-asian="italic" style:font-style-complex="italic" fo:language="en" fo:country="IN"/>
    </style:style>
    <style:style style:name="T61" style:parent-style-name="DefaultParagraphFont" style:family="text">
      <style:text-properties fo:font-style="italic" style:font-style-asian="italic" style:font-style-complex="italic" fo:language="en" fo:country="IN"/>
    </style:style>
    <style:style style:name="P62" style:parent-style-name="ListParagraph" style:list-style-name="LFO2" style:family="paragraph">
      <style:text-properties fo:font-style="italic" style:font-style-asian="italic" style:font-style-complex="italic" fo:language="en" fo:country="IN"/>
    </style:style>
    <style:style style:name="P63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64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65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66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67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68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69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0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1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2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3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4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5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6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7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8" style:parent-style-name="Normal" style:family="paragraph">
      <style:paragraph-properties fo:margin-left="0.25in">
        <style:tab-stops/>
      </style:paragraph-properties>
      <style:text-properties fo:font-style="italic" style:font-style-asian="italic" style:font-style-complex="italic" fo:language="en" fo:country="IN"/>
    </style:style>
    <style:style style:name="P79" style:parent-style-name="ListParagraph" style:list-style-name="LFO2" style:family="paragraph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80" style:parent-style-name="Normal" style:family="paragraph">
      <style:paragraph-properties fo:margin-left="0.25in">
        <style:tab-stops/>
      </style:paragraph-properties>
    </style:style>
    <style:style style:name="T81" style:parent-style-name="DefaultParagraphFont" style:family="text">
      <style:text-properties fo:font-style="italic" style:font-style-asian="italic" style:font-style-complex="italic" fo:language="en" fo:country="IN"/>
    </style:style>
    <style:style style:name="T82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83" style:parent-style-name="DefaultParagraphFont" style:family="text">
      <style:text-properties fo:font-style="italic" style:font-style-asian="italic" style:font-style-complex="italic" fo:language="en" fo:country="IN"/>
    </style:style>
    <style:style style:name="P84" style:parent-style-name="Normal" style:family="paragraph">
      <style:paragraph-properties fo:margin-left="0.25in">
        <style:tab-stops/>
      </style:paragraph-properties>
    </style:style>
    <style:style style:name="T85" style:parent-style-name="DefaultParagraphFont" style:family="text">
      <style:text-properties fo:font-style="italic" style:font-style-asian="italic" style:font-style-complex="italic" fo:language="en" fo:country="IN"/>
    </style:style>
    <style:style style:name="T86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87" style:parent-style-name="DefaultParagraphFont" style:family="text">
      <style:text-properties fo:font-style="italic" style:font-style-asian="italic" style:font-style-complex="italic" fo:language="en" fo:country="IN"/>
    </style:style>
    <style:style style:name="P88" style:parent-style-name="Normal" style:family="paragraph">
      <style:text-properties fo:font-style="italic" style:font-style-asian="italic" style:font-style-complex="italic" fo:language="en" fo:country="IN"/>
    </style:style>
    <style:style style:name="P89" style:parent-style-name="ListParagraph" style:list-style-name="LFO6" style:family="paragraph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P90" style:parent-style-name="ListParagraph" style:family="paragraph">
      <style:paragraph-properties fo:margin-top="0.0694in" fo:margin-bottom="0.0694in" fo:line-height="100%" fo:margin-left="1in">
        <style:tab-stops/>
      </style:paragraph-properties>
    </style:style>
    <style:style style:name="T9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IN" style:language-asian="en" style:country-asian="IN"/>
    </style:style>
    <style:style style:name="T92" style:parent-style-name="DefaultParagraphFont" style:family="text"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93" style:parent-style-name="ListParagraph" style:family="paragraph">
      <style:paragraph-properties fo:margin-top="0.0694in" fo:margin-bottom="0.0694in" fo:line-height="100%" fo:margin-left="1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94" style:parent-style-name="ListParagraph" style:family="paragraph">
      <style:paragraph-properties fo:margin-top="0.0694in" fo:margin-bottom="0.0694in" fo:line-height="100%" fo:margin-left="1in">
        <style:tab-stops/>
      </style:paragraph-properties>
      <style:text-properties style:font-name="Times New Roman" style:font-name-asian="Times New Roman" style:font-name-complex="Times New Roman" style:letter-kerning="false" fo:language="en" fo:country="IN" style:language-asian="en" style:country-asian="IN"/>
    </style:style>
    <style:style style:name="P95" style:parent-style-name="ListParagraph" style:family="paragraph">
      <style:paragraph-properties fo:margin-top="0.0694in" fo:margin-bottom="0.0694in" fo:line-height="100%" fo:margin-left="1in" fo:text-indent="0.5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96" style:parent-style-name="ListParagraph" style:family="paragraph">
      <style:paragraph-properties fo:margin-top="0.0694in" fo:margin-bottom="0.0694in" fo:line-height="100%" fo:margin-left="1.5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97" style:parent-style-name="ListParagraph" style:family="paragraph">
      <style:paragraph-properties fo:margin-top="0.0694in" fo:margin-bottom="0.0694in" fo:line-height="100%" fo:margin-left="1.5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98" style:parent-style-name="ListParagraph" style:family="paragraph">
      <style:paragraph-properties fo:margin-top="0.0694in" fo:margin-bottom="0.0694in" fo:line-height="100%" fo:margin-left="1.5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99" style:parent-style-name="ListParagraph" style:family="paragraph">
      <style:paragraph-properties fo:margin-top="0.0694in" fo:margin-bottom="0.0694in" fo:line-height="100%" fo:margin-left="1.5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100" style:parent-style-name="ListParagraph" style:family="paragraph">
      <style:paragraph-properties fo:margin-top="0.0694in" fo:margin-bottom="0.0694in" fo:line-height="100%" fo:margin-left="1.5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101" style:parent-style-name="ListParagraph" style:family="paragraph">
      <style:paragraph-properties fo:margin-top="0.0694in" fo:margin-bottom="0.0694in" fo:line-height="100%" fo:margin-left="1.5in">
        <style:tab-stops/>
      </style:paragraph-properties>
      <style:text-properties style:font-name-asian="Times New Roman" style:font-name-complex="Calibri" fo:font-style="italic" style:font-style-asian="italic" style:font-style-complex="italic" style:letter-kerning="false" fo:language="en" fo:country="IN" style:language-asian="en" style:country-asian="IN"/>
    </style:style>
    <style:style style:name="P102" style:parent-style-name="ListParagraph" style:family="paragraph">
      <style:paragraph-properties fo:margin-top="0.0694in"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fo:language="en" fo:country="IN" style:language-asian="en" style:country-asian="IN"/>
    </style:style>
    <style:style style:name="P103" style:parent-style-name="ListParagraph" style:list-style-name="LFO6" style:family="paragraph"/>
    <style:style style:name="T10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105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IN"/>
    </style:style>
    <style:style style:name="T106" style:parent-style-name="DefaultParagraphFont" style:family="text">
      <style:text-properties fo:font-style="italic" style:font-style-asian="italic" style:font-style-complex="italic" fo:language="en" fo:country="IN"/>
    </style:style>
    <style:style style:name="P107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08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09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0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1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2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3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4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5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6" style:parent-style-name="Normal" style:family="paragraph">
      <style:paragraph-properties fo:margin-bottom="0in" fo:line-height="100%" fo:margin-left="2.5in">
        <style:tab-stops/>
      </style:paragraph-properties>
      <style:text-properties fo:font-style="italic" style:font-style-asian="italic" style:font-style-complex="italic" fo:language="en" fo:country="IN"/>
    </style:style>
    <style:style style:name="P117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 fo:font-style="italic" style:font-style-asian="italic" style:font-style-complex="italic" fo:language="en" fo:country="IN"/>
    </style:style>
  </office:automatic-styles>
  <office:body>
    <office:text text:use-soft-page-breaks="true">
      <text:p text:style-name="P1">Exercise 7: Financial Forecasting</text:p>
      <text:p text:style-name="Normal"><text:span text:style-name="T2">Scenario:</text:span><text:span text:style-name="T3"><text:s/></text:span></text:p>
      <text:p text:style-name="Normal">You are developing a financial forecasting tool that predicts future values based on past data.</text:p>
      <text:p text:style-name="Normal"><text:span text:style-name="T4">Steps:</text:span></text:p>
      <text:list text:style-name="LFO1" text:continue-numbering="true">
        <text:list-item>
          <text:p text:style-name="P5"><text:span text:style-name="T6">Understand Recursive Algorithms:</text:span></text:p>
          <text:list text:continue-numbering="true">
            <text:list-item>
              <text:p text:style-name="P7">Explain the concept of recursion and how it can simplify certain problems.</text:p>
            </text:list-item>
          </text:list>
        </text:list-item>
        <text:list-item>
          <text:p text:style-name="P8"><text:span text:style-name="T9">Setup:</text:span></text:p>
          <text:list text:continue-numbering="true">
            <text:list-item>
              <text:p text:style-name="P10">Create a method to calculate the future value using a recursive approach.</text:p>
            </text:list-item>
          </text:list>
        </text:list-item>
        <text:list-item>
          <text:p text:style-name="P11"><text:span text:style-name="T12">Implementation:</text:span></text:p>
          <text:list text:continue-numbering="true">
            <text:list-item>
              <text:p text:style-name="P13">Implement a recursive algorithm to predict future values based on past growth rates.</text:p>
            </text:list-item>
          </text:list>
        </text:list-item>
        <text:list-item>
          <text:p text:style-name="P14"><text:span text:style-name="T15">Analysis:</text:span></text:p>
          <text:list text:continue-numbering="true">
            <text:list-item>
              <text:p text:style-name="P16">Discuss the time complexity of your recursive algorithm.</text:p>
            </text:list-item>
            <text:list-item>
              <text:p text:style-name="P17">Explain how to optimize the recursive solution to avoid excessive computation.</text:p>
            </text:list-item>
          </text:list>
        </text:list-item>
      </text:list>
      <text:p text:style-name="Normal"/>
      <text:p text:style-name="P18">ANSWER-<text:line-break/></text:p>
      <text:list text:style-name="LFO2" text:continue-numbering="true">
        <text:list-item>
          <text:p text:style-name="P19"><text:span text:style-name="T20">Recursion is a programming technique where a function calls itself to solve smaller parts of a bigger problem. Some Real</text:span><text:span text:style-name="T21">-L</text:span><text:span text:style-name="T22">ife example can help us better understand it</text:span></text:p>
        </text:list-item>
      </text:list>
      <text:p text:style-name="ListParagraph"><text:span text:style-name="T23">For example:-</text:span><text:span text:style-name="T24"><text:line-break/></text:span><text:span text:style-name="T25">Imagine standing in a line and asking the person in front:</text:span><text:span text:style-name="T26"><text:line-break/><text:s/>“How many people are ahead of you?”<text:s/></text:span><text:span text:style-name="T27"><text:line-break/>Each person repeats this same question until the first person says:</text:span><text:span text:style-name="T28"><text:line-break/><text:s/>“Zero.”</text:span><text:span text:style-name="T29"><text:line-break/>Then everyone adds 1 and passes the answer back. That’s<text:s/></text:span><text:span text:style-name="T30">recursion</text:span><text:span text:style-name="T31"><text:s/>in action!</text:span></text:p>
      <text:p text:style-name="P32"/>
      <text:p text:style-name="P33">Recursion is Useful</text:p>
      <text:list text:style-name="LFO3" text:continue-numbering="true">
        <text:list-item>
          <text:p text:style-name="P34">Breaks down a problem into smaller sub-problems</text:p>
        </text:list-item>
        <text:list-item>
          <text:p text:style-name="P35">Matches the natural structure of many problems (like trees, math)</text:p>
        </text:list-item>
        <text:list-item>
          <text:p text:style-name="P36">Makes code shorter and cleaner</text:p>
        </text:list-item>
      </text:list>
      <text:p text:style-name="P37"/>
      <text:list text:style-name="LFO2" text:continue-numbering="true">
        <text:list-item>
          <text:p text:style-name="P38"><text:span text:style-name="T39">We are forecasting<text:s/></text:span><text:span text:style-name="T40">future values of an investment</text:span><text:span text:style-name="T41"><text:s/>or financial metric using a<text:s/></text:span><text:span text:style-name="T42">fixed annual growth rate</text:span><text:span text:style-name="T43">.</text:span><text:span text:style-name="T44"><text:line-break/></text:span><text:span text:style-name="T45"><text:line-break/>we can use this<text:s/></text:span><text:span text:style-name="T46">Formula for</text:span><text:span text:style-name="T47"><text:s/>calculating</text:span><text:span text:style-name="T48"><text:s/>Future Value</text:span><text:span text:style-name="T49">:</text:span><text:span text:style-name="T50"><text:line-break/></text:span><text:span text:style-name="T51"><text:s text:c="40"/></text:span><text:span text:style-name="T52">FV = PV * (1 + r)^n</text:span><text:span text:style-name="T53"><text:line-break/></text:span><text:span text:style-name="T54"><text:line-break/></text:span><text:span text:style-name="T55">where,</text:span><text:span text:style-name="T56"><text:line-break/></text:span><text:span text:style-name="T57">PV = Present Value</text:span><text:span text:style-name="T58"><text:line-break/></text:span><text:span text:style-name="T59">r = annual growth rate</text:span><text:span text:style-name="T60"><text:line-break/></text:span><text:span text:style-name="T61">n = number of years</text:span></text:p>
        </text:list-item>
        <text:list-item>
          <text:p text:style-name="P62">public class FinancialForecast {</text:p>
        </text:list-item>
      </text:list>
      <text:p text:style-name="P63"><text:s text:c="4"/>public static double futureValue(double pv, double r, int n) {</text:p>
      <text:p text:style-name="P64"><text:s text:c="8"/>if (n == 0) {</text:p>
      <text:p text:style-name="P65"><text:s text:c="12"/>return pv;</text:p>
      <text:p text:style-name="P66"><text:s text:c="8"/>}</text:p>
      <text:p text:style-name="P67"><text:s text:c="8"/>return (1 + r) * futureValue(pv, r, n - 1);</text:p>
      <text:p text:style-name="P68"><text:s text:c="4"/>}</text:p>
      <text:p text:style-name="P69"/>
      <text:p text:style-name="P70"><text:s text:c="4"/>public static void main(String[] args) {</text:p>
      <text:p text:style-name="P71"><text:s text:c="8"/>double presentValue = 1000; //<text:s/>PV</text:p>
      <text:p text:style-name="P72"><text:s text:c="8"/>double rate = 0.05; <text:s text:c="8"/>//<text:s/>r</text:p>
      <text:p text:style-name="P73"><text:s text:c="8"/>int years = 5; <text:s text:c="13"/>//<text:s/>n</text:p>
      <text:p text:style-name="P74"/>
      <text:p text:style-name="P75"><text:s text:c="8"/>double result = futureValue(presentValue, rate, years);</text:p>
      <text:p text:style-name="P76"><text:s text:c="8"/>System.out.printf("Future Value after %d years: %.2f\n", years, result);</text:p>
      <text:p text:style-name="P77"><text:s text:c="4"/>}</text:p>
      <text:p text:style-name="P78">}<text:line-break/></text:p>
      <text:list text:style-name="LFO2" text:continue-numbering="true">
        <text:list-item>
          <text:p text:style-name="P79">Time Complexity</text:p>
        </text:list-item>
      </text:list>
      <text:p text:style-name="P80"><text:span text:style-name="T81">The recursive function makes<text:s/></text:span><text:span text:style-name="T82">one recursive call per year</text:span><text:span text:style-name="T83">.</text:span></text:p>
      <text:p text:style-name="P84"><text:span text:style-name="T85">So,<text:s/></text:span><text:span text:style-name="T86">Time Complexity = O(n)</text:span><text:span text:style-name="T87">, where n is the number of years.</text:span></text:p>
      <text:p text:style-name="P88"><text:s text:c="7"/>If we talk about the optimization:<text:line-break/><text:s text:c="12"/>we can do it using 2 approaches-</text:p>
      <text:list text:style-name="LFO6" text:continue-numbering="true">
        <text:list-item>
          <text:p text:style-name="P89"><text:s/>Memorization</text:p>
        </text:list-item>
      </text:list>
      <text:p text:style-name="P90"><text:span text:style-name="T91"><text:s/></text:span><text:span text:style-name="T92">Store (cache) the results of already computed subproblems</text:span></text:p>
      <text:p text:style-name="P93"><text:s/>and Avoid recalculating the same thing multiple times.</text:p>
      <text:p text:style-name="P94"><text:s text:c="11"/></text:p>
      <text:p text:style-name="P95">int[] memo = new int[100]; // cache</text:p>
      <text:p text:style-name="P96">int fib(int n) {</text:p>
      <text:p text:style-name="P97"><text:s text:c="4"/>if (n &lt;= 1) return n;</text:p>
      <text:p text:style-name="P98"><text:s text:c="4"/>if (memo[n] != 0) return memo[n]; // use cached value</text:p>
      <text:p text:style-name="P99"><text:s text:c="4"/>memo[n] = fib(n - 1) + fib(n - 2);</text:p>
      <text:p text:style-name="P100"><text:s text:c="4"/>return memo[n];</text:p>
      <text:p text:style-name="P101">}</text:p>
      <text:p text:style-name="P102"/>
      <text:soft-page-break/>
      <text:list text:style-name="LFO6" text:continue-numbering="true">
        <text:list-item>
          <text:p text:style-name="P103"><text:span text:style-name="T104">Iterative</text:span><text:span text:style-name="T105"><text:line-break/></text:span><text:span text:style-name="T106">Instead of going top-down (recursively), build the solution from the bottomSaves stack space and improves performance</text:span></text:p>
        </text:list-item>
      </text:list>
      <text:p text:style-name="P107">int fibIterative(int n) {</text:p>
      <text:p text:style-name="P108"><text:s/>if (n &lt;= 1) return n;</text:p>
      <text:p text:style-name="P109"><text:s text:c="4"/>int a = 0, b = 1;</text:p>
      <text:p text:style-name="P110"><text:s text:c="4"/>for (int i = 2; i &lt;= n; i++) {</text:p>
      <text:p text:style-name="P111"><text:s text:c="8"/>int temp = a + b;</text:p>
      <text:p text:style-name="P112"><text:s text:c="8"/>a = b;</text:p>
      <text:p text:style-name="P113"><text:s text:c="8"/>b = temp;</text:p>
      <text:p text:style-name="P114"><text:s text:c="4"/>}</text:p>
      <text:p text:style-name="P115"><text:s text:c="4"/>return b;</text:p>
      <text:p text:style-name="P116">}</text:p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style:style style:name="NormalWeb" style:display-name="Normal (Web)" style:family="paragraph" style:parent-style-name="Normal">
      <style:text-properties style:font-name="Times New Roman" style:font-name-complex="Times New Roman" fo:font-size="12pt" style:font-size-asian="12pt" style:font-size-complex="12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fo:font-weight="bold" style:font-weight-asian="bold" style:font-weight-complex="bold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Courier New" style:font-name-complex="Courier New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vi Jain</meta:initial-creator>
    <dc:creator>Avi Jain</dc:creator>
    <meta:creation-date>2025-06-21T01:28:00Z</meta:creation-date>
    <dc:date>2025-06-21T02:11:00Z</dc:date>
    <meta:template xlink:href="Normal" xlink:type="simple"/>
    <meta:editing-cycles>1</meta:editing-cycles>
    <meta:editing-duration>PT2520S</meta:editing-duration>
    <meta:document-statistic meta:page-count="3" meta:paragraph-count="5" meta:word-count="432" meta:character-count="2892" meta:row-count="20" meta:non-whitespace-character-count="2465"/>
  </office:meta>
</office:document-meta>
</file>